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svg:font-family="Times" style:font-family-generic="system"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uciole" svg:font-family="Luciole" style:font-family-generic="swiss" style:font-pitch="variable" svg:panose-1="2 11 5 0 2 2 0 0 0 3"/>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itre" style:master-page-name="MP0" style:family="paragraph">
      <style:paragraph-properties fo:break-before="page"/>
    </style:style>
    <style:style style:name="T2" style:parent-style-name="Policepardéfaut" style:family="text">
      <style:text-properties style:text-position="super 60%"/>
    </style:style>
    <style:style style:name="T3" style:parent-style-name="Policepardéfaut" style:family="text">
      <style:text-properties style:font-name="Calibri" style:font-name-complex="Calibri"/>
    </style:style>
    <style:style style:name="P4" style:parent-style-name="Standard" style:family="paragraph">
      <style:paragraph-properties>
        <style:tab-stops>
          <style:tab-stop style:type="left" style:position="6.4583in"/>
        </style:tab-stops>
      </style:paragraph-properties>
    </style:style>
  </office:automatic-styles>
  <office:body>
    <office:text text:use-soft-page-breaks="true">
      <text:p text:style-name="P1"><text:bookmark-start text:name="_Hlk196464523"/>Le Lieu-Dit</text:p>
      <text:p text:style-name="Titre">Programme mai 2025</text:p>
      <text:p text:style-name="Standard"/>
      <text:p text:style-name="Standard">Le Lieu-dit est un espace d’expérimentations culturelles, sociales et citoyenne, géré par la ville de Clermont-Ferrand et mis à disposition d’associations.</text:p>
      <text:p text:style-name="Standard">Il est composé de 6 espaces:</text:p>
      <text:p text:style-name="Standard">-la vitrine, le<text:s/>foyer et la galerie au rez-de-chaussée</text:p>
      <text:p text:style-name="Standard">-le club et le théâtre au 1<text:span text:style-name="T2">er</text:span><text:s/>étage, accessible par des escaliers uniquement</text:p>
      <text:p text:style-name="Standard">-l’appartement au 2ème étage, accessible par des escaliers uniquement</text:p>
      <text:p text:style-name="Standard"/>
      <text:p text:style-name="Standard"/>
      <text:h text:style-name="Titre1" text:outline-level="1">Festival Musiques Démesurées<text:line-break/>Du 3 au 10 mai<text:span text:style-name="T3"> </text:span>:</text:h>
      <text:p text:style-name="Standard">Organisé par Musique d’Aujourd’hui à Clermont-Ferrand, le festival se déroule dans différentes salles à Clermont-Ferrand</text:p>
      <text:soft-page-break/>
      <text:p text:style-name="Standard">+ du 5 au 10 mai dans la Galerie de 14h à 18h et 1h avant chaque concert : Installation Sonore « The Choir » de Yann Leguay,</text:p>
      <text:p text:style-name="Standard">entrée libre</text:p>
      <text:p text:style-name="Standard">+ pass festival à 80€ pour un accès à tous les concerts sur réservation</text:p>
      <text:p text:style-name="Standard">+ 5€/10€/15€ le concert, selon les envies et possibilités de chacune</text:p>
      <text:p text:style-name="Standard"/>
      <text:h text:style-name="Titre2" text:outline-level="2">Dimanche 4 mai</text:h>
      <text:p text:style-name="Standard">11h au Théâtre : Concert (musique de chambre) « Road Movies » de Jeanne Bleuse et Julian Boutin</text:p>
      <text:p text:style-name="Standard">17h30 au<text:s/>Théâtre : Concert (musique de chambre contemporaine) « Canciones : Autour de Mikel Urquiza » de l’Ensemble C Barré</text:p>
      <text:p text:style-name="Standard">19h30 dans la Galerie : Vernissage de</text:p>
      <text:p text:style-name="P4">« The Choir » de Yann Leguay et inauguration officielle du festival</text:p>
      <text:p text:style-name="Standard">21h dans la Galerie : Concert (musique expérimentale) « Cabrette(s) » de Jacques Puech</text:p>
      <text:soft-page-break/>
      <text:h text:style-name="Titre2" text:outline-level="2">Mardi 6 mai</text:h>
      <text:p text:style-name="Standard">21h au Théâtre : Spectacle immersif « Christa » de Perrine Maurin, Ronan Courty et Perrine Le Querrec</text:p>
      <text:p text:style-name="Standard"/>
      <text:h text:style-name="Titre2" text:outline-level="2">Mercredi 7 mai</text:h>
      <text:p text:style-name="Standard">21h au Théâtre : Concert (duo accordéon violoncelle) « The Spirit Of Sofia » de Fanny Vicens et Virginie Constant</text:p>
      <text:p text:style-name="Standard"/>
      <text:h text:style-name="Titre2" text:outline-level="2">Jeudi 8 mai</text:h>
      <text:p text:style-name="Standard">21h dans la Galerie : Concert (musique expérimentale) « Ils seront silencieux après » de Erell Latimier</text:p>
      <text:p text:style-name="Standard"/>
      <text:h text:style-name="Titre2" text:outline-level="2">Samedi 10 mai</text:h>
      <text:p text:style-name="Standard">21h au Théâtre : Concert de clôture (musique contemporaine) « Talking Music » de l’Ensemble lovemusic</text:p>
      <text:p text:style-name="Standard"/>
      <text:soft-page-break/>
      <text:h text:style-name="Titre1" text:outline-level="1">Autres événements</text:h>
      <text:h text:style-name="Titre2" text:outline-level="2">Lundi 12 mai</text:h>
      <text:p text:style-name="Standard">19h30 au Théâtre</text:p>
      <text:p text:style-name="Standard">Projection de la mini-série « Gros Problème » de Pauline Ghersi (1h05 – sous-titré)</text:p>
      <text:p text:style-name="Standard">organisé par In extenso</text:p>
      <text:p text:style-name="Standard">+ suivie d’une discussion avec l’artiste et Katia Porro, directrice d’In extenso</text:p>
      <text:p text:style-name="Standard">+ entrée libre</text:p>
      <text:p text:style-name="Standard"/>
      <text:p text:style-name="Standard"/>
      <text:h text:style-name="Titre2" text:outline-level="2">Mercredi 14 mai</text:h>
      <text:p text:style-name="Standard">15h au Foyer</text:p>
      <text:p text:style-name="Standard">Préparation du Carnaval du quartier</text:p>
      <text:p text:style-name="Standard">organisé par le Trait d’Union Saint-Alyre</text:p>
      <text:p text:style-name="Standard">+ entrée libre</text:p>
      <text:p text:style-name="Standard"/>
      <text:p text:style-name="Standard"/>
      <text:h text:style-name="Titre2" text:outline-level="2">Samedi 17 mai</text:h>
      <text:p text:style-name="Standard">14h au Théâtre et au Club</text:p>
      <text:soft-page-break/>
      <text:p text:style-name="Standard">Chantier Démusclé</text:p>
      <text:p text:style-name="Standard">14h : présentation des contraceptions<text:s/>testiculaires par le collectif Les Amourettes</text:p>
      <text:p text:style-name="Standard">15h30 : rencontre « Genre(s) : qu’est-ce qu’on fabrique en classe ? » avec Lise Béchour</text:p>
      <text:p text:style-name="Standard">17h : rencontre « Constructions sociales du genre : des stéréotypes au masculinisme » avec Claire Berthonneau</text:p>
      <text:p text:style-name="Standard">19h : conférence gesticulée « C’est qui l’bonhomme ? Voyage chez les dominants » par Nico</text:p>
      <text:p text:style-name="Standard">21h : Concerts de Frambby et Avventur</text:p>
      <text:p text:style-name="Standard">22h30 : DJ set de Mercure Joe</text:p>
      <text:p text:style-name="Standard">organisé par la Cie des Steppes</text:p>
      <text:p text:style-name="Standard">+ participation libre</text:p>
      <text:p text:style-name="Standard"/>
      <text:h text:style-name="Titre2" text:outline-level="2">Mardi 20 mai</text:h>
      <text:p text:style-name="Standard">19h au Théâtre et au Club</text:p>
      <text:p text:style-name="Standard">Rencontres de la Jasette</text:p>
      <text:p text:style-name="Standard">Rencontre-débat avec Luc Leotoing et Hélène Coussedière</text:p>
      <text:soft-page-break/>
      <text:p text:style-name="Standard">organisé par l’ENSACF (école d’architecture)</text:p>
      <text:p text:style-name="Standard">+ suivie d’un temps convivial et d’un concert</text:p>
      <text:p text:style-name="Standard">+ entrée libre</text:p>
      <text:p text:style-name="Standard"/>
      <text:p text:style-name="Standard"/>
      <text:h text:style-name="Titre2" text:outline-level="2">Mercredi 21 mai</text:h>
      <text:p text:style-name="Standard">15h au Foyer</text:p>
      <text:p text:style-name="Standard">Préparation du Carnaval du quartier</text:p>
      <text:p text:style-name="Standard">organisé par le<text:s/>Trait d’Union Saint-Alyre</text:p>
      <text:p text:style-name="Standard">+ entrée libre</text:p>
      <text:p text:style-name="Standard"/>
      <text:p text:style-name="Standard"/>
      <text:h text:style-name="Titre2" text:outline-level="2">Mercredi 21 mai</text:h>
      <text:p text:style-name="Standard">18h au Théâtre</text:p>
      <text:p text:style-name="Standard">Projection « Pas plus qu’à fond »</text:p>
      <text:p text:style-name="Standard">suivie d’une rencontre avec le collectif Viv(r)e le travail autrement</text:p>
      <text:p text:style-name="Standard">organisé par Culture en Danger 63</text:p>
      <text:p text:style-name="Standard">+ gratuit</text:p>
      <text:p text:style-name="Standard"/>
      <text:soft-page-break/>
      <text:h text:style-name="Titre2" text:outline-level="2">Jeudi 22 mai</text:h>
      <text:p text:style-name="Standard">20h au Foyer</text:p>
      <text:p text:style-name="Standard">Concerts (rock bancal, krautrock) de Hank!</text:p>
      <text:p text:style-name="Standard">et Spelterini</text:p>
      <text:p text:style-name="Standard">organisé par Mâchefer</text:p>
      <text:p text:style-name="Standard">+ prix libre</text:p>
      <text:p text:style-name="Standard"/>
      <text:h text:style-name="Titre2" text:outline-level="2">Vendredi 23 au Dimanche 25 mai</text:h>
      <text:p text:style-name="Standard">Dans le Foyer</text:p>
      <text:p text:style-name="Standard">Exposition « Fragmental ? Framgen(t)songe ? » de Zaoum</text:p>
      <text:p text:style-name="Standard">pendant les Arts en Balade</text:p>
      <text:p text:style-name="Standard">+ ouvert le vendredi 23/05 de 14h à 19h, samedi 24/05 et dimanche 25/05 de 10h à 22h</text:p>
      <text:p text:style-name="Standard">+ Performance le samedi 24/05 à 20h30</text:p>
      <text:p text:style-name="Standard">+ gratuit</text:p>
      <text:p text:style-name="Standard"/>
      <text:h text:style-name="Titre2" text:outline-level="2">Samedi 24 mai</text:h>
      <text:p text:style-name="Standard">9h45 et 15h30 au Théâtre</text:p>
      <text:p text:style-name="Standard">Spectacle « teNir » de Laurance Henry avec<text:s/><text:soft-page-break/>Pauline Malusk</text:p>
      <text:p text:style-name="Standard">organisé par mille formes</text:p>
      <text:p text:style-name="Standard">+ sur inscription</text:p>
      <text:p text:style-name="Standard"/>
      <text:h text:style-name="Titre2" text:outline-level="2">Samedi 24 mai</text:h>
      <text:p text:style-name="Standard">17h<text:s/>dans le Foyer</text:p>
      <text:p text:style-name="Standard">Conférence « L’art et le lieu » de Christian Garcelon</text:p>
      <text:p text:style-name="Standard">organisé par Les Arts en Balade</text:p>
      <text:p text:style-name="Standard">+ gratuit</text:p>
      <text:p text:style-name="Standard"/>
      <text:h text:style-name="Titre2" text:outline-level="2">Samedi 24 mai</text:h>
      <text:p text:style-name="Standard">19h dans la Galerie</text:p>
      <text:p text:style-name="Standard">Vernissage de l’exposition « Ce qu’on n’aurait jamais pu enjamber sinon » des Ateliers</text:p>
      <text:p text:style-name="Standard">organisé par Les Arts en Balade et Les Ateliers</text:p>
      <text:p text:style-name="Standard">+ l’exposition sera visible jusqu’au 9 juin, les samedi, dimanches et jours fériés</text:p>
      <text:p text:style-name="Standard">+ gratuit</text:p>
      <text:p text:style-name="Standard"/>
      <text:soft-page-break/>
      <text:h text:style-name="Titre2" text:outline-level="2">Dimanche 25 mai</text:h>
      <text:p text:style-name="Standard">20h au Foyer</text:p>
      <text:p text:style-name="Standard">Ciné-Club de la Bûche</text:p>
      <text:p text:style-name="Standard">organisé par Braquage</text:p>
      <text:p text:style-name="Standard">+ cantine et buvette à partir de 19h</text:p>
      <text:p text:style-name="Standard">+ prix libre</text:p>
      <text:p text:style-name="Standard"/>
      <text:h text:style-name="Titre2" text:outline-level="2">Mercredi 28 mai</text:h>
      <text:p text:style-name="Standard">20h au Club</text:p>
      <text:p text:style-name="Standard">7ème Nuit de la Brume</text:p>
      <text:p text:style-name="Standard">Concerts (punk hardcore, screamo) de Violent Sadie Mode, Chien Flic, Pluis Cessera</text:p>
      <text:p text:style-name="Standard">organisé par Sironastra</text:p>
      <text:p text:style-name="Standard">+ 5€</text:p>
      <text:p text:style-name="Standard"/>
      <text:h text:style-name="Titre2" text:outline-level="2">Samedi 31 mai</text:h>
      <text:p text:style-name="Standard">16h au Théâtre et au Club</text:p>
      <text:p text:style-name="Standard">7h pour la Palestine</text:p>
      <text:p text:style-name="Standard">16h30 : atelier calligraphie par Ahmad<text:s/>Dari (sur inscription)</text:p>
      <text:soft-page-break/>
      <text:p text:style-name="Standard">17h : Conférence « comment la société israélienne à évolué depuis la création d’Israël et pourquoi » par Sylvain Cypel</text:p>
      <text:p text:style-name="Standard">17h45 : Conférence « contre l’antisémitisme et ses instrumentalisations » par Maxime Benatouil</text:p>
      <text:p text:style-name="Standard">19h30 : repas</text:p>
      <text:p text:style-name="Standard">20h30 : Concert de Ahmad Dari et Youssef Zayed</text:p>
      <text:p text:style-name="Standard">22h15 : DJ set par Lou le cloporte et Pertwillaby</text:p>
      <text:p text:style-name="Standard">organisé par le Collectif 63 pour une paix juste et durable</text:p>
      <text:p text:style-name="Standard">+ entrée libre</text:p>
      <text:p text:style-name="Standard"/>
      <text:h text:style-name="Titre1" text:outline-level="1">Les choses que vous ne voyez pas</text:h>
      <text:p text:style-name="Standard">Des résidences pour Zaoum, la Cie des Steppes et somme toute, des réunions d’associations, de compagnies et de syndicats, des rencontres et ateliers de fabrication des jeunes de YapasMIEUx, des journées de mise en route de l’atelier de sérigraphie par Faim de Pot, des temps de travail dans la continuité de la fiche accessibilité avec l’UNADEV...<text:bookmark-end text:name="_Hlk19646452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svg:font-family="Times" style:font-family-generic="system"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uciole" svg:font-family="Luciole" style:font-family-generic="swiss" style:font-pitch="variable" svg:panose-1="2 11 5 0 2 2 0 0 0 3"/>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Times"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Luciole" style:font-name-asian="Luciole" style:font-name-complex="Luciole" fo:font-weight="bold" style:font-weight-asian="bold" style:font-weight-complex="bold" fo:font-size="24pt" style:font-size-asian="24pt" style:font-size-complex="24pt" fo:hyphenate="false"/>
    </style:style>
    <style:style style:name="Titre2" style:display-name="Titre 2" style:family="paragraph" style:parent-style-name="Heading" style:next-style-name="Textbody" style:default-outline-level="2">
      <style:paragraph-properties fo:margin-top="0.1388in"/>
      <style:text-properties style:font-name="Luciole" style:font-name-asian="Luciole" style:font-name-complex="Luciole" fo:font-weight="bold" style:font-weight-asian="bold" style:font-weight-complex="bold" fo:font-size="20pt" style:font-size-asian="20pt" style:font-size-complex="20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style:font-name="Luciole" style:font-name-asian="Luciole" style:font-name-complex="Luciole" fo:font-size="20pt" style:font-size-asian="20pt" style:font-size-complex="20pt" fo:hyphenate="false"/>
    </style:style>
    <style:style style:name="Textbody" style:display-name="Text body" style:family="paragraph" style:parent-style-name="Standard">
      <style:paragraph-properties fo:margin-bottom="0.1965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Accentuation" style:display-name="Accentuation" style:family="text">
      <style:text-properties fo:font-style="italic" style:font-style-asian="italic" style:font-style-complex="italic"/>
    </style:style>
    <style:style style:name="Titre" style:display-name="Titre" style:family="paragraph" style:parent-style-name="Normal" style:next-style-name="Normal">
      <style:paragraph-properties style:contextual-spacing="true"/>
      <style:text-properties style:font-name="Luciole" style:font-name-asian="Times New Roman" style:font-name-complex="Mangal" fo:font-weight="bold" style:font-weight-asian="bold" style:font-weight-complex="bold" style:use-window-font-color="true" fo:letter-spacing="-0.0069in" fo:font-size="24pt" style:font-size-asian="24pt" style:font-size-complex="24pt" fo:hyphenate="false"/>
    </style:style>
    <style:style style:name="TitreCar" style:display-name="Titre Car" style:family="text" style:parent-style-name="Policepardéfaut">
      <style:text-properties style:font-name="Luciole" style:font-name-asian="Times New Roman" style:font-name-complex="Mangal" fo:font-weight="bold" style:font-weight-asian="bold" style:font-weight-complex="bold" style:use-window-font-color="true" fo:letter-spacing="-0.0069in" style:letter-kerning="true" fo:font-size="24pt" style:font-size-asian="24pt" style:font-size-complex="2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0.5in" fo:margin-left="0.6562in" fo:margin-bottom="0.5in" fo:margin-right="0.8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Clélia BARTHELON</meta:initial-creator>
    <dc:creator>BRAIKEH Samuel</dc:creator>
    <meta:creation-date>2025-04-25T07:13:00Z</meta:creation-date>
    <dc:date>2025-04-25T07:21:00Z</dc:date>
    <meta:template xlink:href="Normal" xlink:type="simple"/>
    <meta:editing-cycles>3</meta:editing-cycles>
    <meta:editing-duration>PT300S</meta:editing-duration>
    <meta:document-statistic meta:page-count="10" meta:paragraph-count="10" meta:word-count="822" meta:character-count="5334" meta:row-count="37" meta:non-whitespace-character-count="4522"/>
  </office:meta>
</office:document-meta>
</file>